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 style:data-style-name="N10036">
      <style:table-cell-properties fo:background-color="transparent"/>
    </style:style>
    <style:style style:name="ce6" style:family="table-cell" style:parent-style-name="Default" style:data-style-name="N100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5"/>
        <table:table-column table:style-name="co2" table:default-cell-style-name="ce5"/>
        <table:table-column table:style-name="co2" table:number-columns-repeated="2" table:default-cell-style-name="ce6"/>
        <table:table-column table:style-name="co2" table:number-columns-repeated="1018" table:default-cell-style-name="ce5"/>
        <table:table-row table:style-name="ro1">
          <table:table-cell office:value-type="string" calcext:value-type="string">
            <text:p>No</text:p>
          </table:table-cell>
          <table:table-cell table:style-name="ce5" office:value-type="string" calcext:value-type="string">
            <text:p>Date</text:p>
          </table:table-cell>
          <table:table-cell office:value-type="string" calcext:value-type="string">
            <text:p>Federated state</text:p>
          </table:table-cell>
          <table:table-cell office:value-type="string" calcext:value-type="string">
            <text:p>District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 office:value-type="string" calcext:value-type="string">
            <text:p>Sourc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7" calcext:value-type="date">
            <text:p>01/27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Starnberg (district)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https://www.stmgp.bayern.de/presse/bestaetigter-coronavirus-fall-in-bayern-infektionsschutzmassnahmen-laufen/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8" calcext:value-type="date">
            <text:p>01/28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/A</text:p>
          </table:table-cell>
          <table:table-cell table:number-columns-repeated="2" table:style-name="ce5" office:value-type="string" calcext:value-type="string">
            <text:p>N/A</text:p>
          </table:table-cell>
          <table:table-cell office:value-type="string" calcext:value-type="string">
            <text:p>https://www.stmgp.bayern.de/presse/drei-weitere-coronavirus-faelle-in-bayern-zusammenhang-mit-dem-ersten-fall-bayerns/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8" calcext:value-type="date">
            <text:p>01/28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/A</text:p>
          </table:table-cell>
          <table:table-cell table:number-columns-repeated="2" table:style-name="ce5" office:value-type="string" calcext:value-type="string">
            <text:p>N/A</text:p>
          </table:table-cell>
          <table:table-cell office:value-type="string" calcext:value-type="string">
            <text:p>https://www.stmgp.bayern.de/presse/drei-weitere-coronavirus-faelle-in-bayern-zusammenhang-mit-dem-ersten-fall-bayerns/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8" calcext:value-type="date">
            <text:p>01/28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/A</text:p>
          </table:table-cell>
          <table:table-cell table:number-columns-repeated="2" table:style-name="ce5" office:value-type="string" calcext:value-type="string">
            <text:p>N/A</text:p>
          </table:table-cell>
          <table:table-cell office:value-type="string" calcext:value-type="string">
            <text:p>https://www.stmgp.bayern.de/presse/drei-weitere-coronavirus-faelle-in-bayern-zusammenhang-mit-dem-ersten-fall-bayerns/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30" calcext:value-type="date">
            <text:p>01/30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Traunstein (district)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https://www.stmgp.bayern.de/presse/aktuelle-informationen-zur-coronavirus-lage-in-bayern-bayerisches-gesundheitsministerium-1/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31" calcext:value-type="date">
            <text:p>01/31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Traunstein (district)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<text:a xlink:href="https://www.stmgp.bayern.de/presse/aktuelle-informationen-zur-coronavirus-lage-in-bayern-bayerisches-gesundheitsministerium-2/" xlink:type="simple">https://www.stmgp.bayern.de/presse/aktuelle-informationen-zur-coronavirus-lage-in-bayern-bayerisches-gesundheitsministerium-2/</text:a>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31" calcext:value-type="date">
            <text:p>01/31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Fürstenfeldbruck (district)</text:p>
          </table:table-cell>
          <table:table-cell office:value-type="string" calcext:value-type="string">
            <text:p>48.17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https://www.stmgp.bayern.de/presse/aktuelle-informationen-zur-coronavirus-lage-in-bayern-bayerisches-gesundheitsministerium-4/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2-01" calcext:value-type="date">
            <text:p>02/01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 (district)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https://www.stmgp.bayern.de/presse/aktuelle-informationen-zur-coronavirus-lage-in-bayern-bayerisches-gesundheitsministerium-4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2-02" calcext:value-type="date">
            <text:p>02/02/2020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Germersheim (district)</text:p>
          </table:table-cell>
          <table:table-cell office:value-type="string" calcext:value-type="string">
            <text:p>49.08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https://msagd.rlp.de/de/service/presse/detail/news/News/detail/situation-der-rueckkehrenden-aus-wuhan-in-germersheim/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2-02" calcext:value-type="date">
            <text:p>02/02/2020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Germersheim (district)</text:p>
          </table:table-cell>
          <table:table-cell office:value-type="string" calcext:value-type="string">
            <text:p>49.08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https://msagd.rlp.de/de/service/presse/detail/news/News/detail/situation-der-rueckkehrenden-aus-wuhan-in-germersheim/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2-03" calcext:value-type="date">
            <text:p>02/03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Traunstein (district)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<text:span text:style-name="T1"><text:a xlink:href="https://www.stmgp.bayern.de/presse/aktuelle-informationen-zur-coronavirus-lage-in-bayern-bayerisches-gesundheitsministerium-9/" xlink:type="simple">https://www.stmgp.bayern.de/presse/aktuelle-informationen-zur-coronavirus-lage-in-bayern-bayerisches-gesundheitsministerium-9/</text:a></text:span>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3" calcext:value-type="date">
            <text:p>02/03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unich (district)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<text:span text:style-name="T1"><text:a xlink:href="https://www.stmgp.bayern.de/presse/aktuelle-informationen-zur-coronavirus-lage-in-bayern-bayerisches-gesundheitsministerium-10/" xlink:type="simple">https://www.stmgp.bayern.de/presse/aktuelle-informationen-zur-coronavirus-lage-in-bayern-bayerisches-gesundheitsministerium-10/</text:a></text:span>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6" calcext:value-type="date">
            <text:p>02/06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Traunstein (district)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<text:a xlink:href="https://www.stmgp.bayern.de/presse/aktuelle-informationen-zur-coronavirus-lage-in-bayern-bayerisches-gesundheitsministerium-13/" xlink:type="simple">https://www.stmgp.bayern.de/presse/aktuelle-informationen-zur-coronavirus-lage-in-bayern-bayerisches-gesundheitsministerium-13/</text:a>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7" calcext:value-type="date">
            <text:p>02/07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/A</text:p>
          </table:table-cell>
          <table:table-cell table:number-columns-repeated="2" table:style-name="ce5" office:value-type="string" calcext:value-type="string">
            <text:p>N/A</text:p>
          </table:table-cell>
          <table:table-cell office:value-type="string" calcext:value-type="string">
            <text:p><text:a xlink:href="https://www.stmgp.bayern.de/presse/aktuelle-informationen-zur-coronavirus-lage-in-bayern-bayerisches-gesundheitsministerium-14/" xlink:type="simple">https://www.stmgp.bayern.de/presse/aktuelle-informationen-zur-coronavirus-lage-in-bayern-bayerisches-gesundheitsministerium-14/</text:a>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11" calcext:value-type="date">
            <text:p>02/11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/A</text:p>
          </table:table-cell>
          <table:table-cell table:number-columns-repeated="2" table:style-name="ce5" office:value-type="string" calcext:value-type="string">
            <text:p>N/A</text:p>
          </table:table-cell>
          <table:table-cell office:value-type="string" calcext:value-type="string">
            <text:p><text:a xlink:href="https://www.stmgp.bayern.de/presse/aktuelle-informationen-zur-coronavirus-lage-in-bayern-bayerisches-gesundheitsministerium-15/" xlink:type="simple">https://www.stmgp.bayern.de/presse/aktuelle-informationen-zur-coronavirus-lage-in-bayern-bayerisches-gesundheitsministerium-15/</text:a>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11" calcext:value-type="date">
            <text:p>02/11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N/A</text:p>
          </table:table-cell>
          <table:table-cell table:number-columns-repeated="2" table:style-name="ce5" office:value-type="string" calcext:value-type="string">
            <text:p>N/A</text:p>
          </table:table-cell>
          <table:table-cell office:value-type="string" calcext:value-type="string">
            <text:p><text:a xlink:href="https://www.stmgp.bayern.de/presse/aktuelle-informationen-zur-coronavirus-lage-in-bayern-bayerisches-gesundheitsministerium-15/" xlink:type="simple">https://www.stmgp.bayern.de/presse/aktuelle-informationen-zur-coronavirus-lage-in-bayern-bayerisches-gesundheitsministerium-15/</text:a>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25" calcext:value-type="date">
            <text:p>02/25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Göppingen (district)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https://sozialministerium.baden-wuerttemberg.de/de/service/presse/pressemitteilung/pid/erste-bestaetigte-infektion-mit-dem-coronavirus-in-baden-wuerttemberg/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25" calcext:value-type="date">
            <text:p>02/25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<text:a xlink:href="https://www.mags.nrw/pressemitteilung/erster-bestaetigter-corona-fall-nordrhein-westfalen-nachgewiesen" xlink:type="simple">https://www.mags.nrw/pressemitteilung/erster-bestaetigter-corona-fall-nordrhein-westfalen-nachgewiesen</text:a>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26" calcext:value-type="date">
            <text:p>02/26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drei-neue-corona-faelle-nordrhein-westfalen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26" calcext:value-type="date">
            <text:p>02/26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Tübingen (district)</text:p>
          </table:table-cell>
          <table:table-cell office:value-type="string" calcext:value-type="string">
            <text:p>48.52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https://sozialministerium.baden-wuerttemberg.de/de/service/presse/pressemitteilung/pid/neuer-bestaetigter-fall-von-corona-in-rottweil/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26" calcext:value-type="date">
            <text:p>02/26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Tübingen (district)</text:p>
          </table:table-cell>
          <table:table-cell office:value-type="string" calcext:value-type="string">
            <text:p>48.52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https://sozialministerium.baden-wuerttemberg.de/de/service/presse/pressemitteilung/pid/neuer-bestaetigter-fall-von-corona-in-rottweil/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26" calcext:value-type="date">
            <text:p>02/26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Rottweil (district)</text:p>
          </table:table-cell>
          <table:table-cell office:value-type="string" calcext:value-type="string">
            <text:p>48.17</text:p>
          </table:table-cell>
          <table:table-cell office:value-type="string" calcext:value-type="string">
            <text:p>8.63</text:p>
          </table:table-cell>
          <table:table-cell office:value-type="string" calcext:value-type="string">
            <text:p>https://sozialministerium.baden-wuerttemberg.de/de/service/presse/pressemitteilung/pid/neuer-bestaetigter-fall-von-corona-in-rottweil/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26" calcext:value-type="date">
            <text:p>02/26/2020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oblenz</text:p>
          </table:table-cell>
          <table:table-cell office:value-type="string" calcext:value-type="string">
            <text:p>50.359722</text:p>
          </table:table-cell>
          <table:table-cell office:value-type="string" calcext:value-type="string">
            <text:p>7.597778</text:p>
          </table:table-cell>
          <table:table-cell office:value-type="string" calcext:value-type="string">
            <text:p><text:a xlink:href="https://www.bundeswehr.de/de/organisation/sanitaetsdienst/aktuelles-im-sanitaetsdienst/meldungen-aus-sanitaetsdienst/erster-corona-fall-bei-der-bundeswehr--186304" xlink:type="simple">https://www.bundeswehr.de/de/organisation/sanitaetsdienst/aktuelles-im-sanitaetsdienst/meldungen-aus-sanitaetsdienst/erster-corona-fall-bei-der-bundeswehr--186304</text:a>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26" calcext:value-type="date">
            <text:p>02/26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drei-neue-corona-faelle-nordrhein-westfalen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26" calcext:value-type="date">
            <text:p>02/26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drei-neue-corona-faelle-nordrhein-westfalen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26" calcext:value-type="date">
            <text:p>02/26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drei-neue-corona-faelle-nordrhein-westfalen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reisgau-Hochschwarzwald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https://sozialministerium.baden-wuerttemberg.de/de/service/presse/pressemitteilung/pid/vier-weitere-bestaetigte-corona-faelle-in-baden-wuerttemberg/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reisgau-Hochschwarzwald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https://sozialministerium.baden-wuerttemberg.de/de/service/presse/pressemitteilung/pid/vier-weitere-bestaetigte-corona-faelle-in-baden-wuerttemberg/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Freiburg im Breisgau</text:p>
          </table:table-cell>
          <table:table-cell office:value-type="string" calcext:value-type="string">
            <text:p>47.983333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https://sozialministerium.baden-wuerttemberg.de/de/service/presse/pressemitteilung/pid/vier-weitere-bestaetigte-corona-faelle-in-baden-wuerttemberg/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öblingen (district)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https://sozialministerium.baden-wuerttemberg.de/de/service/presse/pressemitteilung/pid/vier-weitere-bestaetigte-corona-faelle-in-baden-wuerttemberg/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Middle Franconia</text:p>
          </table:table-cell>
          <table:table-cell office:value-type="string" calcext:value-type="string">
            <text:p>49.326</text:p>
          </table:table-cell>
          <table:table-cell office:value-type="string" calcext:value-type="string">
            <text:p>10.8462</text:p>
          </table:table-cell>
          <table:table-cell office:value-type="string" calcext:value-type="string">
            <text:p><text:a xlink:href="https://www.stmgp.bayern.de/presse/bayerisches-gesundheitsministerium-ein-neuer-coronavirus-fall-in-bayern/" xlink:type="simple">https://www.stmgp.bayern.de/presse/bayerisches-gesundheitsministerium-ein-neuer-coronavirus-fall-in-bayern/</text:a>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pressemitteilung/14-neu-bestaetigte-corona-faelle-im-kreis-heinsberg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aiserslautern (district)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<text:a xlink:href="https://www.westpfalz-klinikum.eu/aktuelles-termine/details/archiv/2020/02/beitrag/patient-mit-coronavirus-in-gutem-zustand-kontaktpersonen-in-haeuslicher-quarantaene/" xlink:type="simple">https://www.westpfalz-klinikum.eu/aktuelles-termine/details/archiv/2020/02/beitrag/patient-mit-coronavirus-in-gutem-zustand-kontaktpersonen-in-haeuslicher-quarantaene/</text:a>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2-27" calcext:value-type="date">
            <text:p>02/27/2020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8.366667</text:p>
          </table:table-cell>
          <table:table-cell office:value-type="string" calcext:value-type="string">
            <text:p><text:a xlink:href="https://soziales.hessen.de/presse/pressemitteilung/coronavirus-fall-im-lahn-dill-kreis" xlink:type="simple">https://soziales.hessen.de/presse/pressemitteilung/coronavirus-fall-im-lahn-dill-kreis</text:a>, <text:a xlink:href="https://www.facebook.com/lahndillkreis/posts/1008574722858489" xlink:type="simple">https://www.facebook.com/lahndillkreis/posts/1008574722858489</text:a>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2-27" calcext:value-type="date">
            <text:p>02/27/2020</text:p>
          </table:table-cell>
          <table:table-cell table:number-columns-repeated="2" office:value-type="string" calcext:value-type="string">
            <text:p>Hamburg</text:p>
          </table:table-cell>
          <table:table-cell office:value-type="string" calcext:value-type="string">
            <text:p>53.565278</text:p>
          </table:table-cell>
          <table:table-cell office:value-type="string" calcext:value-type="string">
            <text:p>10.001389</text:p>
          </table:table-cell>
          <table:table-cell office:value-type="string" calcext:value-type="string">
            <text:p><text:span text:style-name="T1"><text:a xlink:href="https://www.hamburg.de/bgv/pressemeldungen/13649980/2020-02-27-bgv-bestaetigter-corona-fall-am-uke/" xlink:type="simple">https://www.hamburg.de/bgv/pressemeldungen/13649980/2020-02-27-bgv-bestaetigter-corona-fall-am-uke/</text:a></text:span>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Ludwigsburg (district)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https://sozialministerium.baden-wuerttemberg.de/de/service/presse/pressemitteilung/pid/zwei-weitere-bestaetigte-corona-faelle-in-baden-wuerttemberg/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Rhein-Neckar-Kreis</text:p>
          </table:table-cell>
          <table:table-cell office:value-type="string" calcext:value-type="string">
            <text:p>49.366667</text:p>
          </table:table-cell>
          <table:table-cell office:value-type="string" calcext:value-type="string">
            <text:p>8.733333</text:p>
          </table:table-cell>
          <table:table-cell office:value-type="string" calcext:value-type="string">
            <text:p>https://sozialministerium.baden-wuerttemberg.de/de/service/presse/pressemitteilung/pid/zwei-weitere-bestaetigte-corona-faelle-in-baden-wuerttemberg/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Karlsruhe (district)</text:p>
          </table:table-cell>
          <table:table-cell office:value-type="string" calcext:value-type="string">
            <text:p>49.08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https://sozialministerium.baden-wuerttemberg.de/de/service/presse/pressemitteilung/pid/zwei-weitere-bestaetigte-corona-faelle-in-baden-wuerttemberg-1/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Breisgau-Hochschwarzwald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https://sozialministerium.baden-wuerttemberg.de/de/service/presse/pressemitteilung/pid/zwei-weitere-bestaetigte-corona-faelle-in-baden-wuerttemberg-1/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Heilbronn (district)</text:p>
          </table:table-cell>
          <table:table-cell office:value-type="string" calcext:value-type="string">
            <text:p>49.16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https://sozialministerium.baden-wuerttemberg.de/de/service/presse/pressemitteilung/pid/ein-weiterer-bestaetigter-corona-fall-in-baden-wuerttemberg/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Göppingen (district)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https://sozialministerium.baden-wuerttemberg.de/de/service/presse/pressemitteilung/pid/erneuter-bestaetigter-corona-fall-in-baden-wuerttemberg/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Märkischer Kreis</text:p>
          </table:table-cell>
          <table:table-cell office:value-type="string" calcext:value-type="string">
            <text:p>51.225</text:p>
          </table:table-cell>
          <table:table-cell office:value-type="string" calcext:value-type="string">
            <text:p>7.614444</text:p>
          </table:table-cell>
          <table:table-cell office:value-type="string" calcext:value-type="string">
            <text:p>https://www.maerkischer-kreis.de/service/pressemeldungen/presseservice1038359.php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50.283333</text:p>
          </table:table-cell>
          <table:table-cell office:value-type="string" calcext:value-type="string">
            <text:p>8.516667</text:p>
          </table:table-cell>
          <table:table-cell office:value-type="string" calcext:value-type="string">
            <text:p><text:a xlink:href="https://www.hochtaunuskreis.de/Hochtaunuskreis/Presse_+und+Öffentlichkeitsarbeit/Pressemitteilungen/Erster+Coronavirus_Fall+im+Hochtaunuskreis-p-20114.html" xlink:type="simple">https://www.hochtaunuskreis.de/Hochtaunuskreis/Presse_+und+Öffentlichkeitsarbeit/Pressemitteilungen/Erster+Coronavirus_Fall+im+Hochtaunuskreis-p-20114.html</text:a>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kreis-heinsberg.de/aktuelles/aktuelles/?pid=5138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50.574931</text:p>
          </table:table-cell>
          <table:table-cell office:value-type="string" calcext:value-type="string">
            <text:p>8.709028</text:p>
          </table:table-cell>
          <table:table-cell office:value-type="string" calcext:value-type="string">
            <text:p><text:a xlink:href="https://www.facebook.com/LandkreisGiessen/photos/a.2377620048925004/3044652728888396/" xlink:type="simple">https://www.facebook.com/LandkreisGiessen/photos/a.2377620048925004/3044652728888396/</text:a>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2-28" calcext:value-type="date">
            <text:p>02/28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Aachen (district)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https://www.staedteregion-aachen.de/de/navigation/aemter/oeffentlichkeitsarbeit-s-13/aktuelles/pressemitteilungen/aktuelle-pressemitteilungen/coronavirus/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50.73333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<text:span text:style-name="T1"><text:a xlink:href="https://www.bonn.de/themen-entdecken/gesundheit-verbraucherschutz/coronavirus.php" xlink:type="simple">https://www.bonn.de/themen-entdecken/gesundheit-verbraucherschutz/coronavirus.php</text:a></text:span>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50.775556</text:p>
          </table:table-cell>
          <table:table-cell office:value-type="string" calcext:value-type="string">
            <text:p>6.083611</text:p>
          </table:table-cell>
          <table:table-cell office:value-type="string" calcext:value-type="string">
            <text:p><text:a xlink:href="https://www.staedteregion-aachen.de/de/navigation/aemter/oeffentlichkeitsarbeit-s-13/aktuelles/pressemitteilungen/aktuelle-pressemitteilungen/coronavirus/" xlink:type="simple">https://www.staedteregion-aachen.de/de/navigation/aemter/oeffentlichkeitsarbeit-s-13/aktuelles/pressemitteilungen/aktuelle-pressemitteilungen/coronavirus/</text:a>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Aachen (district)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<text:a xlink:href="https://www.staedteregion-aachen.de/de/navigation/aemter/oeffentlichkeitsarbeit-s-13/aktuelles/pressemitteilungen/aktuelle-pressemitteilungen/coronavirus/" xlink:type="simple">https://www.staedteregion-aachen.de/de/navigation/aemter/oeffentlichkeitsarbeit-s-13/aktuelles/pressemitteilungen/aktuelle-pressemitteilungen/coronavirus/</text:a>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Aachen (district)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<text:a xlink:href="https://www.staedteregion-aachen.de/de/navigation/aemter/oeffentlichkeitsarbeit-s-13/aktuelles/pressemitteilungen/aktuelle-pressemitteilungen/coronavirus/" xlink:type="simple">https://www.staedteregion-aachen.de/de/navigation/aemter/oeffentlichkeitsarbeit-s-13/aktuelles/pressemitteilungen/aktuelle-pressemitteilungen/coronavirus/</text:a>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Kaiserslautern (district)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<text:a xlink:href="https://msagd.rlp.de/de/service/presse/detail/news/News/detail/information-der-landesregierung-zum-aktuellen-stand-hinsichtlich-des-coronavirus/" xlink:type="simple">https://msagd.rlp.de/de/service/presse/detail/news/News/detail/information-der-landesregierung-zum-aktuellen-stand-hinsichtlich-des-coronavirus/</text:a>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Heinsberg</text:p>
          </table:table-cell>
          <table:table-cell office:value-type="string" calcext:value-type="string">
            <text:p>51.061</text:p>
          </table:table-cell>
          <table:table-cell office:value-type="string" calcext:value-type="string">
            <text:p>6.1081</text:p>
          </table:table-cell>
          <table:table-cell office:value-type="string" calcext:value-type="string">
            <text:p>https://www.mags.nrw/coronavirus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2-29" calcext:value-type="date">
            <text:p>02/29/2020</text:p>
          </table:table-cell>
          <table:table-cell table:number-columns-repeated="2" office:value-type="string" calcext:value-type="string">
            <text:p>Hamburg</text:p>
          </table:table-cell>
          <table:table-cell office:value-type="string" calcext:value-type="string">
            <text:p>53.565278</text:p>
          </table:table-cell>
          <table:table-cell office:value-type="string" calcext:value-type="string">
            <text:p>10.001389</text:p>
          </table:table-cell>
          <table:table-cell office:value-type="string" calcext:value-type="string">
            <text:p><text:a xlink:href="https://www.hamburg.de/bgv/pressemeldungen/13653994/2020-02-29-bgv-zweiter-bestaetigter-coronafall/" xlink:type="simple">https://www.hamburg.de/bgv/pressemeldungen/13653994/2020-02-29-bgv-zweiter-bestaetigter-coronafall/</text:a>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Emmendingen (district)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comming soon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Upper Bavaria</text:p>
          </table:table-cell>
          <table:table-cell office:value-type="string" calcext:value-type="string">
            <text:p>48.133333</text:p>
          </table:table-cell>
          <table:table-cell office:value-type="string" calcext:value-type="string">
            <text:p>11.566667</text:p>
          </table:table-cell>
          <table:table-cell office:value-type="string" calcext:value-type="string">
            <text:p>https://www.stmgp.bayern.de/presse/bayerisches-gesundheitsministerium-drei-weitere-bestaetigte-coronavirus-faelle-in-bayern/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Upper Bavaria</text:p>
          </table:table-cell>
          <table:table-cell office:value-type="string" calcext:value-type="string">
            <text:p>48.133333</text:p>
          </table:table-cell>
          <table:table-cell office:value-type="string" calcext:value-type="string">
            <text:p>11.566667</text:p>
          </table:table-cell>
          <table:table-cell office:value-type="string" calcext:value-type="string">
            <text:p>https://www.stmgp.bayern.de/presse/bayerisches-gesundheitsministerium-drei-weitere-bestaetigte-coronavirus-faelle-in-bayern/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Bavaria</text:p>
          </table:table-cell>
          <table:table-cell office:value-type="string" calcext:value-type="string">
            <text:p>Upper Bavaria</text:p>
          </table:table-cell>
          <table:table-cell office:value-type="string" calcext:value-type="string">
            <text:p>48.133333</text:p>
          </table:table-cell>
          <table:table-cell office:value-type="string" calcext:value-type="string">
            <text:p>11.566667</text:p>
          </table:table-cell>
          <table:table-cell office:value-type="string" calcext:value-type="string">
            <text:p>https://www.stmgp.bayern.de/presse/bayerisches-gesundheitsministerium-drei-weitere-bestaetigte-coronavirus-faelle-in-bayern/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remen (state)</text:p>
          </table:table-cell>
          <table:table-cell office:value-type="string" calcext:value-type="string">
            <text:p>53.075833</text:p>
          </table:table-cell>
          <table:table-cell office:value-type="string" calcext:value-type="string">
            <text:p>8.8075</text:p>
          </table:table-cell>
          <table:table-cell office:value-type="string" calcext:value-type="string">
            <text:p>https://www.senatspressestelle.bremen.de/detail.php?gsid=bremen146.c.330976.de&amp;asl=bremen02.c.732.de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Lower Saxony</text:p>
          </table:table-cell>
          <table:table-cell office:value-type="string" calcext:value-type="string">
            <text:p>Hanover Region</text:p>
          </table:table-cell>
          <table:table-cell office:value-type="string" calcext:value-type="string">
            <text:p>52.42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<text:a xlink:href="https://www.hannover.de/Leben-in-der-Region-Hannover/Verwaltungen-Kommunen/Die-Verwaltung-der-Region-Hannover/Region-Hannover/Erster-Fall-einer-Infektion-mit-Coronavirus-in-Niedersachsen" xlink:type="simple">https://www.hannover.de/Leben-in-der-Region-Hannover/Verwaltungen-Kommunen/Die-Verwaltung-der-Region-Hannover/Region-Hannover/Erster-Fall-einer-Infektion-mit-Coronavirus-in-Niedersachsen</text:a>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53.869722</text:p>
          </table:table-cell>
          <table:table-cell office:value-type="string" calcext:value-type="string">
            <text:p>10.686389</text:p>
          </table:table-cell>
          <table:table-cell office:value-type="string" calcext:value-type="string">
            <text:p><text:a xlink:href="https://www.schleswig-holstein.de/DE/Landesregierung/VIII/Presse/PI/2020/200229_VIII_Luebeck_Corona.html" xlink:type="simple">https://www.schleswig-holstein.de/DE/Landesregierung/VIII/Presse/PI/2020/200229_VIII_Luebeck_Corona.html</text:a>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6.433333</text:p>
          </table:table-cell>
          <table:table-cell office:value-type="string" calcext:value-type="string">
            <text:p><text:a xlink:href="https://www.presse-service.de/public/Single.aspx?iid=1038371" xlink:type="simple">https://www.presse-service.de/public/Single.aspx?iid=1038371</text:a>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51.434722</text:p>
          </table:table-cell>
          <table:table-cell office:value-type="string" calcext:value-type="string">
            <text:p>6.7625</text:p>
          </table:table-cell>
          <table:table-cell office:value-type="string" calcext:value-type="string">
            <text:p>https://www.duisburg.de/allgemein/fachbereiche/gesundheitsamt/corona-virus.php#Update_29-2-2020-2C_20-30_Uhr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North Rhine-Westphalia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51.434722</text:p>
          </table:table-cell>
          <table:table-cell office:value-type="string" calcext:value-type="string">
            <text:p>6.7625</text:p>
          </table:table-cell>
          <table:table-cell office:value-type="string" calcext:value-type="string">
            <text:p>https://www.duisburg.de/allgemein/fachbereiche/gesundheitsamt/corona-virus.php#Update_29-2-2020-2C_20-30_Uhr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50.574931</text:p>
          </table:table-cell>
          <table:table-cell office:value-type="string" calcext:value-type="string">
            <text:p>8.709028</text:p>
          </table:table-cell>
          <table:table-cell office:value-type="string" calcext:value-type="string">
            <text:p>https://www.facebook.com/LandkreisGiessen/posts/3044658592221143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0.116667</text:p>
          </table:table-cell>
          <table:table-cell office:value-type="string" calcext:value-type="string">
            <text:p>8.683333</text:p>
          </table:table-cell>
          <table:table-cell office:value-type="string" calcext:value-type="string">
            <text:p>https://twitter.com/StM_Klose/status/1233871805779259392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0.116667</text:p>
          </table:table-cell>
          <table:table-cell office:value-type="string" calcext:value-type="string">
            <text:p>8.683333</text:p>
          </table:table-cell>
          <table:table-cell office:value-type="string" calcext:value-type="string">
            <text:p>https://twitter.com/StM_Klose/status/1233871805779259392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0.116667</text:p>
          </table:table-cell>
          <table:table-cell office:value-type="string" calcext:value-type="string">
            <text:p>8.683333</text:p>
          </table:table-cell>
          <table:table-cell office:value-type="string" calcext:value-type="string">
            <text:p>https://twitter.com/StM_Klose/status/1233871805779259392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2-29" calcext:value-type="date">
            <text:p>02/29/2020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Groß-Gerau</text:p>
          </table:table-cell>
          <table:table-cell office:value-type="string" calcext:value-type="string">
            <text:p>49.919167</text:p>
          </table:table-cell>
          <table:table-cell office:value-type="string" calcext:value-type="string">
            <text:p>8.485</text:p>
          </table:table-cell>
          <table:table-cell office:value-type="string" calcext:value-type="string">
            <text:p>https://twitter.com/StM_Klose/status/1233871805779259392</text:p>
          </table:table-cell>
          <table:table-cell table:number-columns-repeated="1017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.00.0000</text:date>, <text:time style:data-style-name="N2" text:time-value="06:09:39.2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1T03:04:45.761000000</meta:creation-date>
    <dc:date>2020-03-01T06:34:05.347000000</dc:date>
    <meta:editing-duration>PT28M17S</meta:editing-duration>
    <meta:editing-cycles>5</meta:editing-cycles>
    <meta:generator>LibreOffice/6.3.5.2$Windows_X86_64 LibreOffice_project/dd0751754f11728f69b42ee2af66670068624673</meta:generator>
    <meta:document-statistic meta:table-count="1" meta:cell-count="840" meta:object-count="0"/>
  </office:meta>
</office:document-meta>
</file>